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Assertion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usController.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AssertionTests.http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AssertionTests.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Controller.teaP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AssertionTests.statusCodeWi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Controller.notImpleme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createdWith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exceptionHandler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Controller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AssertionTests.reasonWi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